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22.607cm" svg:y="1.403cm">
            <draw:object draw:notify-on-update-of-ranges="Feuille1.A6:Feuille1.A106 Feuille1.B6:Feuille1.B1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2.415cm" svg:y="11.138cm">
            <draw:object draw:notify-on-update-of-ranges="Feuille1.I6:Feuille1.I6 Feuille1.I7:Feuille1.I37 Feuille1.J6:Feuille1.J6 Feuille1.J7:Feuille1.J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Level</text:p>
          </table:table-cell>
          <table:table-cell table:formula="of:=ROUNDDOWN([.B2];0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chat espace</text:p>
          </table:table-cell>
          <table:table-cell table:number-columns-repeated="4"/>
        </table:table-row>
        <table:table-row table:style-name="ro1">
          <table:table-cell/>
          <table:table-cell table:formula="of:=SQRT([.B3])*[.B4]" office:value-type="float" office:value="1.5" calcext:value-type="float">
            <text:p>1,5</text:p>
          </table:table-cell>
          <table:table-cell table:number-columns-repeated="10"/>
          <table:table-cell table:formula="of:=((2+1/0.02)*(2/0.02))" office:value-type="float" office:value="5200" calcext:value-type="float">
            <text:p>5200</text:p>
          </table:table-cell>
        </table:table-row>
        <table:table-row table:style-name="ro1">
          <table:table-cell office:value-type="string" calcext:value-type="string">
            <text:p>XP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stante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nstante</text:p>
          </table:table-cell>
          <table:table-cell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Diff</text:p>
          </table:table-cell>
          <table:table-cell table:number-columns-repeated="2"/>
          <table:table-cell office:value-type="string" calcext:value-type="string">
            <text:p>temps secondes</text:p>
          </table:table-cell>
          <table:table-cell table:number-columns-repeated="2"/>
          <table:table-cell office:value-type="string" calcext:value-type="string">
            <text:p>Achat espace</text:p>
          </table:table-cell>
          <table:table-cell office:value-type="string" calcext:value-type="string">
            <text:p>Prix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7]/[.$B$4])*([.A7]/[.$B$4])*(1+LOG(1+[.A7]*[.$B$4]))" office:value-type="float" office:value="12.3771483589649" calcext:value-type="float">
            <text:p>12,3771483589649</text:p>
          </table:table-cell>
          <table:table-cell table:formula="of:=[.B7]" office:value-type="float" office:value="12.3771483589649" calcext:value-type="float">
            <text:p>12,37714835896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F7]/[.$G$4])*([.F7]/[.$G$4])" office:value-type="float" office:value="0.0625" calcext:value-type="float">
            <text:p>0,0625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I7]+1/[.$J$4])*([.I7]/[.$J$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8]/[.$B$4])*([.A8]/[.$B$4])*(1+LOG(1+[.A8]*[.$B$4]))" office:value-type="float" office:value="53.5164436735967" calcext:value-type="float">
            <text:p>53,5164436735967</text:p>
          </table:table-cell>
          <table:table-cell table:formula="of:=[.B8]-[.B7]" office:value-type="float" office:value="41.1392953146318" calcext:value-type="float">
            <text:p>41,13929531463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F8]/[.$G$4])*([.F8]/[.$G$4])" office:value-type="float" office:value="0.25" calcext:value-type="float">
            <text:p>0,25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I8]+1/[.$J$4])*([.I8]/[.$J$4])" office:value-type="float" office:value="2550" calcext:value-type="float">
            <text:p>255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9]/[.$B$4])*([.A9]/[.$B$4])*(1+LOG(1+[.A9]*[.$B$4]))" office:value-type="float" office:value="127.875360095283" calcext:value-type="float">
            <text:p>127,875360095283</text:p>
          </table:table-cell>
          <table:table-cell table:formula="of:=[.B9]-[.B8]" office:value-type="float" office:value="74.3589164216862" calcext:value-type="float">
            <text:p>74,358916421686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F9]/[.$G$4])*([.F9]/[.$G$4])" office:value-type="float" office:value="0.5625" calcext:value-type="float">
            <text:p>0,5625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I9]+1/[.$J$4])*([.I9]/[.$J$4])" office:value-type="float" office:value="5200" calcext:value-type="float">
            <text:p>52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10]/[.$B$4])*([.A10]/[.$B$4])*(1+LOG(1+[.A10]*[.$B$4]))" office:value-type="float" office:value="238.652921035059" calcext:value-type="float">
            <text:p>238,652921035059</text:p>
          </table:table-cell>
          <table:table-cell table:formula="of:=[.B10]-[.B9]" office:value-type="float" office:value="110.777560939776" calcext:value-type="float">
            <text:p>110,77756093977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F10]/[.$G$4])*([.F10]/[.$G$4]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I10]+1/[.$J$4])*([.I10]/[.$J$4])" office:value-type="float" office:value="7950" calcext:value-type="float">
            <text:p>795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11]/[.$B$4])*([.A11]/[.$B$4])*(1+LOG(1+[.A11]*[.$B$4]))" office:value-type="float" office:value="388.316669075566" calcext:value-type="float">
            <text:p>388,316669075566</text:p>
          </table:table-cell>
          <table:table-cell table:formula="of:=[.B11]-[.B10]" office:value-type="float" office:value="149.663748040507" calcext:value-type="float">
            <text:p>149,66374804050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F11]/[.$G$4])*([.F11]/[.$G$4])" office:value-type="float" office:value="1.5625" calcext:value-type="float">
            <text:p>1,5625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I11]+1/[.$J$4])*([.I11]/[.$J$4])" office:value-type="float" office:value="10800" calcext:value-type="float">
            <text:p>108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12]/[.$B$4])*([.A12]/[.$B$4])*(1+LOG(1+[.A12]*[.$B$4]))" office:value-type="float" office:value="578.863212536888" calcext:value-type="float">
            <text:p>578,863212536888</text:p>
          </table:table-cell>
          <table:table-cell table:formula="of:=[.B12]-[.B11]" office:value-type="float" office:value="190.546543461322" calcext:value-type="float">
            <text:p>190,54654346132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F12]/[.$G$4])*([.F12]/[.$G$4])" office:value-type="float" office:value="2.25" calcext:value-type="float">
            <text:p>2,25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I12]+1/[.$J$4])*([.I12]/[.$J$4])" office:value-type="float" office:value="13750" calcext:value-type="float">
            <text:p>1375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13]/[.$B$4])*([.A13]/[.$B$4])*(1+LOG(1+[.A13]*[.$B$4]))" office:value-type="float" office:value="811.963588865326" calcext:value-type="float">
            <text:p>811,963588865326</text:p>
          </table:table-cell>
          <table:table-cell table:formula="of:=[.B13]-[.B12]" office:value-type="float" office:value="233.100376328439" calcext:value-type="float">
            <text:p>233,10037632843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([.F13]/[.$G$4])*([.F13]/[.$G$4])" office:value-type="float" office:value="3.0625" calcext:value-type="float">
            <text:p>3,0625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I13]+1/[.$J$4])*([.I13]/[.$J$4])" office:value-type="float" office:value="16800" calcext:value-type="float">
            <text:p>168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14]/[.$B$4])*([.A14]/[.$B$4])*(1+LOG(1+[.A14]*[.$B$4]))" office:value-type="float" office:value="1089.05167434116" calcext:value-type="float">
            <text:p>1089,05167434116</text:p>
          </table:table-cell>
          <table:table-cell table:formula="of:=[.B14]-[.B13]" office:value-type="float" office:value="277.088085475833" calcext:value-type="float">
            <text:p>277,08808547583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F14]/[.$G$4])*([.F14]/[.$G$4])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formula="of:=([.I14]+1/[.$J$4])*([.I14]/[.$J$4])" office:value-type="float" office:value="19950" calcext:value-type="float">
            <text:p>1995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15]/[.$B$4])*([.A15]/[.$B$4])*(1+LOG(1+[.A15]*[.$B$4]))" office:value-type="float" office:value="1411.3815516603" calcext:value-type="float">
            <text:p>1411,3815516603</text:p>
          </table:table-cell>
          <table:table-cell table:formula="of:=[.B15]-[.B14]" office:value-type="float" office:value="322.329877319136" calcext:value-type="float">
            <text:p>322,32987731913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F15]/[.$G$4])*([.F15]/[.$G$4])" office:value-type="float" office:value="5.0625" calcext:value-type="float">
            <text:p>5,0625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I15]+1/[.$J$4])*([.I15]/[.$J$4])" office:value-type="float" office:value="23200" calcext:value-type="float">
            <text:p>232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16]/[.$B$4])*([.A16]/[.$B$4])*(1+LOG(1+[.A16]*[.$B$4]))" office:value-type="float" office:value="1780.06665703107" calcext:value-type="float">
            <text:p>1780,06665703107</text:p>
          </table:table-cell>
          <table:table-cell table:formula="of:=[.B16]-[.B15]" office:value-type="float" office:value="368.685105370774" calcext:value-type="float">
            <text:p>368,68510537077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[.F16]/[.$G$4])*([.F16]/[.$G$4])" office:value-type="float" office:value="6.25" calcext:value-type="float">
            <text:p>6,25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I16]+1/[.$J$4])*([.I16]/[.$J$4])" office:value-type="float" office:value="26550" calcext:value-type="float">
            <text:p>2655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17]/[.$B$4])*([.A17]/[.$B$4])*(1+LOG(1+[.A17]*[.$B$4]))" office:value-type="float" office:value="2196.10759027922" calcext:value-type="float">
            <text:p>2196,10759027922</text:p>
          </table:table-cell>
          <table:table-cell table:formula="of:=[.B17]-[.B16]" office:value-type="float" office:value="416.040933248153" calcext:value-type="float">
            <text:p>416,04093324815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([.F17]/[.$G$4])*([.F17]/[.$G$4])" office:value-type="float" office:value="7.5625" calcext:value-type="float">
            <text:p>7,56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I17]+1/[.$J$4])*([.I17]/[.$J$4])"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8]/[.$B$4])*([.A18]/[.$B$4])*(1+LOG(1+[.A18]*[.$B$4]))" office:value-type="float" office:value="2660.41253069052" calcext:value-type="float">
            <text:p>2660,41253069052</text:p>
          </table:table-cell>
          <table:table-cell table:formula="of:=[.B18]-[.B17]" office:value-type="float" office:value="464.304940411296" calcext:value-type="float">
            <text:p>464,30494041129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F18]/[.$G$4])*([.F18]/[.$G$4])"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[.I18]+1/[.$J$4])*([.I18]/[.$J$4])" office:value-type="float" office:value="33550" calcext:value-type="float">
            <text:p>3355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19]/[.$B$4])*([.A19]/[.$B$4])*(1+LOG(1+[.A19]*[.$B$4]))" office:value-type="float" office:value="3173.81263916465" calcext:value-type="float">
            <text:p>3173,81263916465</text:p>
          </table:table-cell>
          <table:table-cell table:formula="of:=[.B19]-[.B18]" office:value-type="float" office:value="513.400108474136" calcext:value-type="float">
            <text:p>513,40010847413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([.F19]/[.$G$4])*([.F19]/[.$G$4])" office:value-type="float" office:value="10.5625" calcext:value-type="float">
            <text:p>10,56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[.I19]+1/[.$J$4])*([.I19]/[.$J$4])" office:value-type="float" office:value="37200" calcext:value-type="float">
            <text:p>372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20]/[.$B$4])*([.A20]/[.$B$4])*(1+LOG(1+[.A20]*[.$B$4]))" office:value-type="float" office:value="3737.07394836023" calcext:value-type="float">
            <text:p>3737,07394836023</text:p>
          </table:table-cell>
          <table:table-cell table:formula="of:=[.B20]-[.B19]" office:value-type="float" office:value="563.261309195576" calcext:value-type="float">
            <text:p>563,26130919557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([.F20]/[.$G$4])*([.F20]/[.$G$4])" office:value-type="float" office:value="12.25" calcext:value-type="float">
            <text:p>12,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[.I20]+1/[.$J$4])*([.I20]/[.$J$4])" office:value-type="float" office:value="40950" calcext:value-type="float">
            <text:p>4095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21]/[.$B$4])*([.A21]/[.$B$4])*(1+LOG(1+[.A21]*[.$B$4]))" office:value-type="float" office:value="4350.90672373561" calcext:value-type="float">
            <text:p>4350,90672373561</text:p>
          </table:table-cell>
          <table:table-cell table:formula="of:=[.B21]-[.B20]" office:value-type="float" office:value="613.83277537538" calcext:value-type="float">
            <text:p>613,8327753753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([.F21]/[.$G$4])*([.F21]/[.$G$4])" office:value-type="float" office:value="14.0625" calcext:value-type="float">
            <text:p>14,062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I21]+1/[.$J$4])*([.I21]/[.$J$4])" office:value-type="float" office:value="44800" calcext:value-type="float">
            <text:p>448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A22]/[.$B$4])*([.A22]/[.$B$4])*(1+LOG(1+[.A22]*[.$B$4]))" office:value-type="float" office:value="5015.97295946791" calcext:value-type="float">
            <text:p>5015,97295946791</text:p>
          </table:table-cell>
          <table:table-cell table:formula="of:=[.B22]-[.B21]" office:value-type="float" office:value="665.066235732302" calcext:value-type="float">
            <text:p>665,06623573230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F22]/[.$G$4])*([.F22]/[.$G$4])"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I22]+1/[.$J$4])*([.I22]/[.$J$4])" office:value-type="float" office:value="48750" calcext:value-type="float">
            <text:p>4875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23]/[.$B$4])*([.A23]/[.$B$4])*(1+LOG(1+[.A23]*[.$B$4]))" office:value-type="float" office:value="5732.89247020124" calcext:value-type="float">
            <text:p>5732,89247020124</text:p>
          </table:table-cell>
          <table:table-cell table:formula="of:=[.B23]-[.B22]" office:value-type="float" office:value="716.919510733331" calcext:value-type="float">
            <text:p>716,91951073333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([.F23]/[.$G$4])*([.F23]/[.$G$4])" office:value-type="float" office:value="18.0625" calcext:value-type="float">
            <text:p>18,062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I23]+1/[.$J$4])*([.I23]/[.$J$4])" office:value-type="float" office:value="52800" calcext:value-type="float">
            <text:p>528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24]/[.$B$4])*([.A24]/[.$B$4])*(1+LOG(1+[.A24]*[.$B$4]))" office:value-type="float" office:value="6502.24790634199" calcext:value-type="float">
            <text:p>6502,24790634199</text:p>
          </table:table-cell>
          <table:table-cell table:formula="of:=[.B24]-[.B23]" office:value-type="float" office:value="769.355436140751" calcext:value-type="float">
            <text:p>769,35543614075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([.F24]/[.$G$4])*([.F24]/[.$G$4])" office:value-type="float" office:value="20.25" calcext:value-type="float">
            <text:p>20,2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I24]+1/[.$J$4])*([.I24]/[.$J$4])" office:value-type="float" office:value="56950" calcext:value-type="float">
            <text:p>5695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A25]/[.$B$4])*([.A25]/[.$B$4])*(1+LOG(1+[.A25]*[.$B$4]))" office:value-type="float" office:value="7324.58893083332" calcext:value-type="float">
            <text:p>7324,58893083332</text:p>
          </table:table-cell>
          <table:table-cell table:formula="of:=[.B25]-[.B24]" office:value-type="float" office:value="822.341024491322" calcext:value-type="float">
            <text:p>822,34102449132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([.F25]/[.$G$4])*([.F25]/[.$G$4])" office:value-type="float" office:value="22.5625" calcext:value-type="float">
            <text:p>22,562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I25]+1/[.$J$4])*([.I25]/[.$J$4])" office:value-type="float" office:value="61200" calcext:value-type="float">
            <text:p>612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26]/[.$B$4])*([.A26]/[.$B$4])*(1+LOG(1+[.A26]*[.$B$4]))" office:value-type="float" office:value="8200.4357333967" calcext:value-type="float">
            <text:p>8200,4357333967</text:p>
          </table:table-cell>
          <table:table-cell table:formula="of:=[.B26]-[.B25]" office:value-type="float" office:value="875.846802563383" calcext:value-type="float">
            <text:p>875,84680256338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[.F26]/[.$G$4])*([.F26]/[.$G$4])" office:value-type="float" office:value="25" calcext:value-type="float">
            <text:p>25</text:p>
          </table:table-cell>
          <table:table-cell/>
          <table:table-cell office:value-type="float" office:value="19" calcext:value-type="float">
            <text:p>19</text:p>
          </table:table-cell>
          <table:table-cell table:formula="of:=([.I26]+1/[.$J$4])*([.I26]/[.$J$4])" office:value-type="float" office:value="65550" calcext:value-type="float">
            <text:p>6555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A27]/[.$B$4])*([.A27]/[.$B$4])*(1+LOG(1+[.A27]*[.$B$4]))" office:value-type="float" office:value="9130.28201459023" calcext:value-type="float">
            <text:p>9130,28201459023</text:p>
          </table:table-cell>
          <table:table-cell table:formula="of:=[.B27]-[.B26]" office:value-type="float" office:value="929.846281193535" calcext:value-type="float">
            <text:p>929,84628119353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([.F27]/[.$G$4])*([.F27]/[.$G$4])" office:value-type="float" office:value="27.5625" calcext:value-type="float">
            <text:p>27,562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[.I27]+1/[.$J$4])*([.I27]/[.$J$4])" office:value-type="float" office:value="70000" calcext:value-type="float">
            <text:p>700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A28]/[.$B$4])*([.A28]/[.$B$4])*(1+LOG(1+[.A28]*[.$B$4]))" office:value-type="float" office:value="10114.59754071" calcext:value-type="float">
            <text:p>10114,59754071</text:p>
          </table:table-cell>
          <table:table-cell table:formula="of:=[.B28]-[.B27]" office:value-type="float" office:value="984.315526119803" calcext:value-type="float">
            <text:p>984,31552611980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([.F28]/[.$G$4])*([.F28]/[.$G$4])" office:value-type="float" office:value="30.25" calcext:value-type="float">
            <text:p>30,2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([.I28]+1/[.$J$4])*([.I28]/[.$J$4])" office:value-type="float" office:value="74550" calcext:value-type="float">
            <text:p>7455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A29]/[.$B$4])*([.A29]/[.$B$4])*(1+LOG(1+[.A29]*[.$B$4]))" office:value-type="float" office:value="11153.830347696" calcext:value-type="float">
            <text:p>11153,830347696</text:p>
          </table:table-cell>
          <table:table-cell table:formula="of:=[.B29]-[.B28]" office:value-type="float" office:value="1039.232806986" calcext:value-type="float">
            <text:p>1039,23280698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([.F29]/[.$G$4])*([.F29]/[.$G$4])" office:value-type="float" office:value="33.0625" calcext:value-type="float">
            <text:p>33,0625</text:p>
          </table:table-cell>
          <table:table-cell/>
          <table:table-cell office:value-type="float" office:value="22" calcext:value-type="float">
            <text:p>22</text:p>
          </table:table-cell>
          <table:table-cell table:formula="of:=([.I29]+1/[.$J$4])*([.I29]/[.$J$4])" office:value-type="float" office:value="79200" calcext:value-type="float">
            <text:p>792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A30]/[.$B$4])*([.A30]/[.$B$4])*(1+LOG(1+[.A30]*[.$B$4]))" office:value-type="float" office:value="12248.4086552558" calcext:value-type="float">
            <text:p>12248,4086552558</text:p>
          </table:table-cell>
          <table:table-cell table:formula="of:=[.B30]-[.B29]" office:value-type="float" office:value="1094.57830755975" calcext:value-type="float">
            <text:p>1094,5783075597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([.F30]/[.$G$4])*([.F30]/[.$G$4])" office:value-type="float" office:value="36" calcext:value-type="float">
            <text:p>3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([.I30]+1/[.$J$4])*([.I30]/[.$J$4])" office:value-type="float" office:value="83950" calcext:value-type="float">
            <text:p>8395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A31]/[.$B$4])*([.A31]/[.$B$4])*(1+LOG(1+[.A31]*[.$B$4]))" office:value-type="float" office:value="13398.7425396826" calcext:value-type="float">
            <text:p>13398,7425396826</text:p>
          </table:table-cell>
          <table:table-cell table:formula="of:=[.B31]-[.B30]" office:value-type="float" office:value="1150.3338844268" calcext:value-type="float">
            <text:p>1150,333884426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([.F31]/[.$G$4])*([.F31]/[.$G$4])" office:value-type="float" office:value="39.0625" calcext:value-type="float">
            <text:p>39,0625</text:p>
          </table:table-cell>
          <table:table-cell/>
          <table:table-cell office:value-type="float" office:value="24" calcext:value-type="float">
            <text:p>24</text:p>
          </table:table-cell>
          <table:table-cell table:formula="of:=([.I31]+1/[.$J$4])*([.I31]/[.$J$4])" office:value-type="float" office:value="88800" calcext:value-type="float">
            <text:p>888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A32]/[.$B$4])*([.A32]/[.$B$4])*(1+LOG(1+[.A32]*[.$B$4]))" office:value-type="float" office:value="14605.2254041502" calcext:value-type="float">
            <text:p>14605,2254041502</text:p>
          </table:table-cell>
          <table:table-cell table:formula="of:=[.B32]-[.B31]" office:value-type="float" office:value="1206.48286446757" calcext:value-type="float">
            <text:p>1206,4828644675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([.F32]/[.$G$4])*([.F32]/[.$G$4])" office:value-type="float" office:value="42.25" calcext:value-type="float">
            <text:p>42,2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([.I32]+1/[.$J$4])*([.I32]/[.$J$4])" office:value-type="float" office:value="93750" calcext:value-type="float">
            <text:p>9375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A33]/[.$B$4])*([.A33]/[.$B$4])*(1+LOG(1+[.A33]*[.$B$4]))" office:value-type="float" office:value="15868.2352778009" calcext:value-type="float">
            <text:p>15868,2352778009</text:p>
          </table:table-cell>
          <table:table-cell table:formula="of:=[.B33]-[.B32]" office:value-type="float" office:value="1263.0098736507" calcext:value-type="float">
            <text:p>1263,009873650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([.F33]/[.$G$4])*([.F33]/[.$G$4])" office:value-type="float" office:value="45.5625" calcext:value-type="float">
            <text:p>45,562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([.I33]+1/[.$J$4])*([.I33]/[.$J$4])" office:value-type="float" office:value="98800" calcext:value-type="float">
            <text:p>988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A34]/[.$B$4])*([.A34]/[.$B$4])*(1+LOG(1+[.A34]*[.$B$4]))" office:value-type="float" office:value="17188.1359691352" calcext:value-type="float">
            <text:p>17188,1359691352</text:p>
          </table:table-cell>
          <table:table-cell table:formula="of:=[.B34]-[.B33]" office:value-type="float" office:value="1319.9006913343" calcext:value-type="float">
            <text:p>1319,900691334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([.F34]/[.$G$4])*([.F34]/[.$G$4])" office:value-type="float" office:value="49" calcext:value-type="float">
            <text:p>49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[.I34]+1/[.$J$4])*([.I34]/[.$J$4])" office:value-type="float" office:value="103950" calcext:value-type="float">
            <text:p>10395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A35]/[.$B$4])*([.A35]/[.$B$4])*(1+LOG(1+[.A35]*[.$B$4]))" office:value-type="float" office:value="18565.2780946435" calcext:value-type="float">
            <text:p>18565,2780946435</text:p>
          </table:table-cell>
          <table:table-cell table:formula="of:=[.B35]-[.B34]" office:value-type="float" office:value="1377.14212550831" calcext:value-type="float">
            <text:p>1377,1421255083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([.F35]/[.$G$4])*([.F35]/[.$G$4])" office:value-type="float" office:value="52.5625" calcext:value-type="float">
            <text:p>52,562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I35]+1/[.$J$4])*([.I35]/[.$J$4])" office:value-type="float" office:value="109200" calcext:value-type="float">
            <text:p>1092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A36]/[.$B$4])*([.A36]/[.$B$4])*(1+LOG(1+[.A36]*[.$B$4]))" office:value-type="float" office:value="20000" calcext:value-type="float">
            <text:p>20000</text:p>
          </table:table-cell>
          <table:table-cell table:formula="of:=[.B36]-[.B35]" office:value-type="float" office:value="1434.72190535654" calcext:value-type="float">
            <text:p>1434,7219053565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([.F36]/[.$G$4])*([.F36]/[.$G$4])" office:value-type="float" office:value="56.25" calcext:value-type="float">
            <text:p>56,2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([.I36]+1/[.$J$4])*([.I36]/[.$J$4])" office:value-type="float" office:value="114550" calcext:value-type="float">
            <text:p>11455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A37]/[.$B$4])*([.A37]/[.$B$4])*(1+LOG(1+[.A37]*[.$B$4]))" office:value-type="float" office:value="21492.6285882408" calcext:value-type="float">
            <text:p>21492,6285882408</text:p>
          </table:table-cell>
          <table:table-cell table:formula="of:=[.B37]-[.B36]" office:value-type="float" office:value="1492.62858824078" calcext:value-type="float">
            <text:p>1492,6285882407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([.F37]/[.$G$4])*([.F37]/[.$G$4])" office:value-type="float" office:value="60.0625" calcext:value-type="float">
            <text:p>60,062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[.I37]+1/[.$J$4])*([.I37]/[.$J$4])" office:value-type="float" office:value="120000" calcext:value-type="float">
            <text:p>1200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A38]/[.$B$4])*([.A38]/[.$B$4])*(1+LOG(1+[.A38]*[.$B$4]))" office:value-type="float" office:value="23043.4800670125" calcext:value-type="float">
            <text:p>23043,4800670125</text:p>
          </table:table-cell>
          <table:table-cell table:formula="of:=[.B38]-[.B37]" office:value-type="float" office:value="1550.85147877172" calcext:value-type="float">
            <text:p>1550,8514787717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([.F38]/[.$G$4])*([.F38]/[.$G$4])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A39]/[.$B$4])*([.A39]/[.$B$4])*(1+LOG(1+[.A39]*[.$B$4]))" office:value-type="float" office:value="24652.8606250815" calcext:value-type="float">
            <text:p>24652,8606250815</text:p>
          </table:table-cell>
          <table:table-cell table:formula="of:=[.B39]-[.B38]" office:value-type="float" office:value="1609.38055806905" calcext:value-type="float">
            <text:p>1609,3805580690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([.F39]/[.$G$4])*([.F39]/[.$G$4])" office:value-type="float" office:value="68.0625" calcext:value-type="float">
            <text:p>68,062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A40]/[.$B$4])*([.A40]/[.$B$4])*(1+LOG(1+[.A40]*[.$B$4]))" office:value-type="float" office:value="26321.0670467414" calcext:value-type="float">
            <text:p>26321,0670467414</text:p>
          </table:table-cell>
          <table:table-cell table:formula="of:=[.B40]-[.B39]" office:value-type="float" office:value="1668.2064216599" calcext:value-type="float">
            <text:p>1668,2064216599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([.F40]/[.$G$4])*([.F40]/[.$G$4])" office:value-type="float" office:value="72.25" calcext:value-type="float">
            <text:p>72,25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A41]/[.$B$4])*([.A41]/[.$B$4])*(1+LOG(1+[.A41]*[.$B$4]))" office:value-type="float" office:value="28048.3872714797" calcext:value-type="float">
            <text:p>28048,3872714797</text:p>
          </table:table-cell>
          <table:table-cell table:formula="of:=[.B41]-[.B40]" office:value-type="float" office:value="1727.32022473827" calcext:value-type="float">
            <text:p>1727,3202247382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([.F41]/[.$G$4])*([.F41]/[.$G$4])" office:value-type="float" office:value="76.5625" calcext:value-type="float">
            <text:p>76,562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A42]/[.$B$4])*([.A42]/[.$B$4])*(1+LOG(1+[.A42]*[.$B$4]))" office:value-type="float" office:value="29835.1009052082" calcext:value-type="float">
            <text:p>29835,1009052082</text:p>
          </table:table-cell>
          <table:table-cell table:formula="of:=[.B42]-[.B41]" office:value-type="float" office:value="1786.71363372848" calcext:value-type="float">
            <text:p>1786,7136337284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([.F42]/[.$G$4])*([.F42]/[.$G$4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A43]/[.$B$4])*([.A43]/[.$B$4])*(1+LOG(1+[.A43]*[.$B$4]))" office:value-type="float" office:value="31681.4796884802" calcext:value-type="float">
            <text:p>31681,4796884802</text:p>
          </table:table-cell>
          <table:table-cell table:formula="of:=[.B43]-[.B42]" office:value-type="float" office:value="1846.37878327202" calcext:value-type="float">
            <text:p>1846,3787832720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([.F43]/[.$G$4])*([.F43]/[.$G$4])" office:value-type="float" office:value="85.5625" calcext:value-type="float">
            <text:p>85,5625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A44]/[.$B$4])*([.A44]/[.$B$4])*(1+LOG(1+[.A44]*[.$B$4]))" office:value-type="float" office:value="33587.7879263807" calcext:value-type="float">
            <text:p>33587,7879263807</text:p>
          </table:table-cell>
          <table:table-cell table:formula="of:=[.B44]-[.B43]" office:value-type="float" office:value="1906.30823790052" calcext:value-type="float">
            <text:p>1906,3082379005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([.F44]/[.$G$4])*([.F44]/[.$G$4])" office:value-type="float" office:value="90.25" calcext:value-type="float">
            <text:p>90,25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A45]/[.$B$4])*([.A45]/[.$B$4])*(1+LOG(1+[.A45]*[.$B$4]))" office:value-type="float" office:value="35554.2828841557" calcext:value-type="float">
            <text:p>35554,2828841557</text:p>
          </table:table-cell>
          <table:table-cell table:formula="of:=[.B45]-[.B44]" office:value-type="float" office:value="1966.49495777492" calcext:value-type="float">
            <text:p>1966,49495777492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([.F45]/[.$G$4])*([.F45]/[.$G$4])" office:value-type="float" office:value="95.0625" calcext:value-type="float">
            <text:p>95,062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A46]/[.$B$4])*([.A46]/[.$B$4])*(1+LOG(1+[.A46]*[.$B$4]))" office:value-type="float" office:value="37581.2151521215" calcext:value-type="float">
            <text:p>37581,2151521215</text:p>
          </table:table-cell>
          <table:table-cell table:formula="of:=[.B46]-[.B45]" office:value-type="float" office:value="2026.93226796588" calcext:value-type="float">
            <text:p>2026,9322679658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[.F46]/[.$G$4])*([.F46]/[.$G$4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A47]/[.$B$4])*([.A47]/[.$B$4])*(1+LOG(1+[.A47]*[.$B$4]))" office:value-type="float" office:value="39668.8289829519" calcext:value-type="float">
            <text:p>39668,8289829519</text:p>
          </table:table-cell>
          <table:table-cell table:formula="of:=[.B47]-[.B46]" office:value-type="float" office:value="2087.61383083037" calcext:value-type="float">
            <text:p>2087,6138308303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([.F47]/[.$G$4])*([.F47]/[.$G$4])" office:value-type="float" office:value="105.0625" calcext:value-type="float">
            <text:p>105,0625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A48]/[.$B$4])*([.A48]/[.$B$4])*(1+LOG(1+[.A48]*[.$B$4]))" office:value-type="float" office:value="41817.3626040563" calcext:value-type="float">
            <text:p>41817,3626040563</text:p>
          </table:table-cell>
          <table:table-cell table:formula="of:=[.B48]-[.B47]" office:value-type="float" office:value="2148.53362110434" calcext:value-type="float">
            <text:p>2148,5336211043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([.F48]/[.$G$4])*([.F48]/[.$G$4])" office:value-type="float" office:value="110.25" calcext:value-type="float">
            <text:p>110,25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A49]/[.$B$4])*([.A49]/[.$B$4])*(1+LOG(1+[.A49]*[.$B$4]))" office:value-type="float" office:value="44027.0485074425" calcext:value-type="float">
            <text:p>44027,0485074425</text:p>
          </table:table-cell>
          <table:table-cell table:formula="of:=[.B49]-[.B48]" office:value-type="float" office:value="2209.68590338621" calcext:value-type="float">
            <text:p>2209,6859033862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([.F49]/[.$G$4])*([.F49]/[.$G$4])" office:value-type="float" office:value="115.5625" calcext:value-type="float">
            <text:p>115,5625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A50]/[.$B$4])*([.A50]/[.$B$4])*(1+LOG(1+[.A50]*[.$B$4]))" office:value-type="float" office:value="46298.1137191733" calcext:value-type="float">
            <text:p>46298,1137191733</text:p>
          </table:table-cell>
          <table:table-cell table:formula="of:=[.B50]-[.B49]" office:value-type="float" office:value="2271.06521173084" calcext:value-type="float">
            <text:p>2271,0652117308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([.F50]/[.$G$4])*([.F50]/[.$G$4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A51]/[.$B$4])*([.A51]/[.$B$4])*(1+LOG(1+[.A51]*[.$B$4]))" office:value-type="float" office:value="48630.7800502869" calcext:value-type="float">
            <text:p>48630,7800502869</text:p>
          </table:table-cell>
          <table:table-cell table:formula="of:=[.B51]-[.B50]" office:value-type="float" office:value="2332.66633111362" calcext:value-type="float">
            <text:p>2332,6663311136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([.F51]/[.$G$4])*([.F51]/[.$G$4])" office:value-type="float" office:value="126.5625" calcext:value-type="float">
            <text:p>126,5625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A52]/[.$B$4])*([.A52]/[.$B$4])*(1+LOG(1+[.A52]*[.$B$4]))" office:value-type="float" office:value="51025.2643308414" calcext:value-type="float">
            <text:p>51025,2643308414</text:p>
          </table:table-cell>
          <table:table-cell table:formula="of:=[.B52]-[.B51]" office:value-type="float" office:value="2394.48428055451" calcext:value-type="float">
            <text:p>2394,4842805545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([.F52]/[.$G$4])*([.F52]/[.$G$4])" office:value-type="float" office:value="132.25" calcext:value-type="float">
            <text:p>132,25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A53]/[.$B$4])*([.A53]/[.$B$4])*(1+LOG(1+[.A53]*[.$B$4]))" office:value-type="float" office:value="53481.7786285624" calcext:value-type="float">
            <text:p>53481,7786285624</text:p>
          </table:table-cell>
          <table:table-cell table:formula="of:=[.B53]-[.B52]" office:value-type="float" office:value="2456.51429772092" calcext:value-type="float">
            <text:p>2456,5142977209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([.F53]/[.$G$4])*([.F53]/[.$G$4])" office:value-type="float" office:value="138.0625" calcext:value-type="float">
            <text:p>138,0625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A54]/[.$B$4])*([.A54]/[.$B$4])*(1+LOG(1+[.A54]*[.$B$4]))" office:value-type="float" office:value="56000.5304534134" calcext:value-type="float">
            <text:p>56000,5304534134</text:p>
          </table:table-cell>
          <table:table-cell table:formula="of:=[.B54]-[.B53]" office:value-type="float" office:value="2518.75182485107" calcext:value-type="float">
            <text:p>2518,75182485107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([.F54]/[.$G$4])*([.F54]/[.$G$4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A55]/[.$B$4])*([.A55]/[.$B$4])*(1+LOG(1+[.A55]*[.$B$4]))" office:value-type="float" office:value="58581.722949273" calcext:value-type="float">
            <text:p>58581,722949273</text:p>
          </table:table-cell>
          <table:table-cell table:formula="of:=[.B55]-[.B54]" office:value-type="float" office:value="2581.19249585956" calcext:value-type="float">
            <text:p>2581,19249585956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([.F55]/[.$G$4])*([.F55]/[.$G$4])" office:value-type="float" office:value="150.0625" calcext:value-type="float">
            <text:p>150,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A56]/[.$B$4])*([.A56]/[.$B$4])*(1+LOG(1+[.A56]*[.$B$4]))" office:value-type="float" office:value="61225.5550737757" calcext:value-type="float">
            <text:p>61225,5550737757</text:p>
          </table:table-cell>
          <table:table-cell table:formula="of:=[.B56]-[.B55]" office:value-type="float" office:value="2643.8321245027" calcext:value-type="float">
            <text:p>2643,832124502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([.F56]/[.$G$4])*([.F56]/[.$G$4])" office:value-type="float" office:value="156.25" calcext:value-type="float">
            <text:p>156,25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A57]/[.$B$4])*([.A57]/[.$B$4])*(1+LOG(1+[.A57]*[.$B$4]))" office:value-type="float" office:value="63932.2217672744" calcext:value-type="float">
            <text:p>63932,2217672744</text:p>
          </table:table-cell>
          <table:table-cell table:formula="of:=[.B57]-[.B56]" office:value-type="float" office:value="2706.66669349868" calcext:value-type="float">
            <text:p>2706,6666934986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([.F57]/[.$G$4])*([.F57]/[.$G$4])" office:value-type="float" office:value="162.5625" calcext:value-type="float">
            <text:p>162,5625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A58]/[.$B$4])*([.A58]/[.$B$4])*(1+LOG(1+[.A58]*[.$B$4]))" office:value-type="float" office:value="66701.9141117812" calcext:value-type="float">
            <text:p>66701,9141117812</text:p>
          </table:table-cell>
          <table:table-cell table:formula="of:=[.B58]-[.B57]" office:value-type="float" office:value="2769.69234450683" calcext:value-type="float">
            <text:p>2769,6923445068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([.F58]/[.$G$4])*([.F58]/[.$G$4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A59]/[.$B$4])*([.A59]/[.$B$4])*(1+LOG(1+[.A59]*[.$B$4]))" office:value-type="float" office:value="69534.8194806646" calcext:value-type="float">
            <text:p>69534,8194806646</text:p>
          </table:table-cell>
          <table:table-cell table:formula="of:=[.B59]-[.B58]" office:value-type="float" office:value="2832.90536888334" calcext:value-type="float">
            <text:p>2832,90536888334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([.F59]/[.$G$4])*([.F59]/[.$G$4])" office:value-type="float" office:value="175.5625" calcext:value-type="float">
            <text:p>175,5625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A60]/[.$B$4])*([.A60]/[.$B$4])*(1+LOG(1+[.A60]*[.$B$4]))" office:value-type="float" office:value="72431.1216798046" calcext:value-type="float">
            <text:p>72431,1216798046</text:p>
          </table:table-cell>
          <table:table-cell table:formula="of:=[.B60]-[.B59]" office:value-type="float" office:value="2896.30219914003" calcext:value-type="float">
            <text:p>2896,3021991400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([.F60]/[.$G$4])*([.F60]/[.$G$4])" office:value-type="float" office:value="182.25" calcext:value-type="float">
            <text:p>182,2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A61]/[.$B$4])*([.A61]/[.$B$4])*(1+LOG(1+[.A61]*[.$B$4]))" office:value-type="float" office:value="75391.0010808449" calcext:value-type="float">
            <text:p>75391,0010808449</text:p>
          </table:table-cell>
          <table:table-cell table:formula="of:=[.B61]-[.B60]" office:value-type="float" office:value="2959.87940104034" calcext:value-type="float">
            <text:p>2959,8794010403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([.F61]/[.$G$4])*([.F61]/[.$G$4])" office:value-type="float" office:value="189.0625" calcext:value-type="float">
            <text:p>189,062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A62]/[.$B$4])*([.A62]/[.$B$4])*(1+LOG(1+[.A62]*[.$B$4]))" office:value-type="float" office:value="78414.6347471188" calcext:value-type="float">
            <text:p>78414,6347471188</text:p>
          </table:table-cell>
          <table:table-cell table:formula="of:=[.B62]-[.B61]" office:value-type="float" office:value="3023.63366627389" calcext:value-type="float">
            <text:p>3023,63366627389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([.F62]/[.$G$4])*([.F62]/[.$G$4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A63]/[.$B$4])*([.A63]/[.$B$4])*(1+LOG(1+[.A63]*[.$B$4]))" office:value-type="float" office:value="81502.1965527776" calcext:value-type="float">
            <text:p>81502,1965527776</text:p>
          </table:table-cell>
          <table:table-cell table:formula="of:=[.B63]-[.B62]" office:value-type="float" office:value="3087.56180565876" calcext:value-type="float">
            <text:p>3087,56180565876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([.F63]/[.$G$4])*([.F63]/[.$G$4])" office:value-type="float" office:value="203.0625" calcext:value-type="float">
            <text:p>203,062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A64]/[.$B$4])*([.A64]/[.$B$4])*(1+LOG(1+[.A64]*[.$B$4]))" office:value-type="float" office:value="84653.8572956009" calcext:value-type="float">
            <text:p>84653,8572956009</text:p>
          </table:table-cell>
          <table:table-cell table:formula="of:=[.B64]-[.B63]" office:value-type="float" office:value="3151.66074282334" calcext:value-type="float">
            <text:p>3151,6607428233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([.F64]/[.$G$4])*([.F64]/[.$G$4])" office:value-type="float" office:value="210.25" calcext:value-type="float">
            <text:p>210,2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A65]/[.$B$4])*([.A65]/[.$B$4])*(1+LOG(1+[.A65]*[.$B$4]))" office:value-type="float" office:value="87869.7848039284" calcext:value-type="float">
            <text:p>87869,7848039284</text:p>
          </table:table-cell>
          <table:table-cell table:formula="of:=[.B65]-[.B64]" office:value-type="float" office:value="3215.92750832747" calcext:value-type="float">
            <text:p>3215,9275083274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([.F65]/[.$G$4])*([.F65]/[.$G$4])" office:value-type="float" office:value="217.5625" calcext:value-type="float">
            <text:p>217,562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A66]/[.$B$4])*([.A66]/[.$B$4])*(1+LOG(1+[.A66]*[.$B$4]))" office:value-type="float" office:value="91150.1440381132" calcext:value-type="float">
            <text:p>91150,1440381132</text:p>
          </table:table-cell>
          <table:table-cell table:formula="of:=[.B66]-[.B65]" office:value-type="float" office:value="3280.35923418478" calcext:value-type="float">
            <text:p>3280,3592341847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F66]/[.$G$4])*([.F66]/[.$G$4])"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A67]/[.$B$4])*([.A67]/[.$B$4])*(1+LOG(1+[.A67]*[.$B$4]))" office:value-type="float" office:value="94495.0971868659" calcext:value-type="float">
            <text:p>94495,0971868659</text:p>
          </table:table-cell>
          <table:table-cell table:formula="of:=[.B67]-[.B66]" office:value-type="float" office:value="3344.9531487527" calcext:value-type="float">
            <text:p>3344,953148752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([.F67]/[.$G$4])*([.F67]/[.$G$4])" office:value-type="float" office:value="506.25" calcext:value-type="float">
            <text:p>506,25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A68]/[.$B$4])*([.A68]/[.$B$4])*(1+LOG(1+[.A68]*[.$B$4]))" office:value-type="float" office:value="97904.8037588255" calcext:value-type="float">
            <text:p>97904,8037588255</text:p>
          </table:table-cell>
          <table:table-cell table:formula="of:=[.B68]-[.B67]" office:value-type="float" office:value="3409.70657195964" calcext:value-type="float">
            <text:p>3409,7065719596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([.F68]/[.$G$4])*([.F68]/[.$G$4])"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A69]/[.$B$4])*([.A69]/[.$B$4])*(1+LOG(1+[.A69]*[.$B$4]))" office:value-type="float" office:value="101379.420669668" calcext:value-type="float">
            <text:p>101379,420669668</text:p>
          </table:table-cell>
          <table:table-cell table:formula="of:=[.B69]-[.B68]" office:value-type="float" office:value="3474.61691084255" calcext:value-type="float">
            <text:p>3474,6169108425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([.F69]/[.$G$4])*([.F69]/[.$G$4])" office:value-type="float" office:value="1406.25" calcext:value-type="float">
            <text:p>1406,25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A70]/[.$B$4])*([.A70]/[.$B$4])*(1+LOG(1+[.A70]*[.$B$4]))" office:value-type="float" office:value="104919.102325037" calcext:value-type="float">
            <text:p>104919,102325037</text:p>
          </table:table-cell>
          <table:table-cell table:formula="of:=[.B70]-[.B69]" office:value-type="float" office:value="3539.68165536941" calcext:value-type="float">
            <text:p>3539,68165536941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([.F70]/[.$G$4])*([.F70]/[.$G$4])" office:value-type="float" office:value="2025" calcext:value-type="float">
            <text:p>202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A71]/[.$B$4])*([.A71]/[.$B$4])*(1+LOG(1+[.A71]*[.$B$4]))" office:value-type="float" office:value="108524.000699562" calcext:value-type="float">
            <text:p>108524,000699562</text:p>
          </table:table-cell>
          <table:table-cell table:formula="of:=[.B71]-[.B70]" office:value-type="float" office:value="3604.89837452436" calcext:value-type="float">
            <text:p>3604,89837452436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([.F71]/[.$G$4])*([.F71]/[.$G$4])" office:value-type="float" office:value="2756.25" calcext:value-type="float">
            <text:p>2756,25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A72]/[.$B$4])*([.A72]/[.$B$4])*(1+LOG(1+[.A72]*[.$B$4]))" office:value-type="float" office:value="112194.265412198" calcext:value-type="float">
            <text:p>112194,265412198</text:p>
          </table:table-cell>
          <table:table-cell table:formula="of:=[.B72]-[.B71]" office:value-type="float" office:value="3670.26471263584" calcext:value-type="float">
            <text:p>3670,2647126358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([.F72]/[.$G$4])*([.F72]/[.$G$4])" office:value-type="float" office:value="3600" calcext:value-type="float">
            <text:p>360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A73]/[.$B$4])*([.A73]/[.$B$4])*(1+LOG(1+[.A73]*[.$B$4]))" office:value-type="float" office:value="115930.043798126" calcext:value-type="float">
            <text:p>115930,043798126</text:p>
          </table:table-cell>
          <table:table-cell table:formula="of:=[.B73]-[.B72]" office:value-type="float" office:value="3735.77838592838" calcext:value-type="float">
            <text:p>3735,77838592838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formula="of:=([.F73]/[.$G$4])*([.F73]/[.$G$4])" office:value-type="float" office:value="4556.25" calcext:value-type="float">
            <text:p>4556,25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A74]/[.$B$4])*([.A74]/[.$B$4])*(1+LOG(1+[.A74]*[.$B$4]))" office:value-type="float" office:value="119731.480977407" calcext:value-type="float">
            <text:p>119731,480977407</text:p>
          </table:table-cell>
          <table:table-cell table:formula="of:=[.B74]-[.B73]" office:value-type="float" office:value="3801.43717928132" calcext:value-type="float">
            <text:p>3801,43717928132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formula="of:=([.F74]/[.$G$4])*([.F74]/[.$G$4])" office:value-type="float" office:value="5625" calcext:value-type="float">
            <text:p>5625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A75]/[.$B$4])*([.A75]/[.$B$4])*(1+LOG(1+[.A75]*[.$B$4]))" office:value-type="float" office:value="123598.719920587" calcext:value-type="float">
            <text:p>123598,719920587</text:p>
          </table:table-cell>
          <table:table-cell table:formula="of:=[.B75]-[.B74]" office:value-type="float" office:value="3867.23894317984" calcext:value-type="float">
            <text:p>3867,23894317984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formula="of:=([.F75]/[.$G$4])*([.F75]/[.$G$4])" office:value-type="float" office:value="6806.25" calcext:value-type="float">
            <text:p>6806,25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A76]/[.$B$4])*([.A76]/[.$B$4])*(1+LOG(1+[.A76]*[.$B$4]))" office:value-type="float" office:value="127531.901511431" calcext:value-type="float">
            <text:p>127531,901511431</text:p>
          </table:table-cell>
          <table:table-cell table:formula="of:=[.B76]-[.B75]" office:value-type="float" office:value="3933.18159084403" calcext:value-type="float">
            <text:p>3933,18159084403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table:formula="of:=([.F76]/[.$G$4])*([.F76]/[.$G$4])" office:value-type="float" office:value="8100" calcext:value-type="float">
            <text:p>810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A77]/[.$B$4])*([.A77]/[.$B$4])*(1+LOG(1+[.A77]*[.$B$4]))" office:value-type="float" office:value="131531.164606953" calcext:value-type="float">
            <text:p>131531,164606953</text:p>
          </table:table-cell>
          <table:table-cell table:formula="of:=[.B77]-[.B76]" office:value-type="float" office:value="3999.26309552188" calcext:value-type="float">
            <text:p>3999,26309552188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table:formula="of:=([.F77]/[.$G$4])*([.F77]/[.$G$4])" office:value-type="float" office:value="9506.25" calcext:value-type="float">
            <text:p>9506,2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A78]/[.$B$4])*([.A78]/[.$B$4])*(1+LOG(1+[.A78]*[.$B$4]))" office:value-type="float" office:value="135596.64609489" calcext:value-type="float">
            <text:p>135596,64609489</text:p>
          </table:table-cell>
          <table:table-cell table:formula="of:=[.B78]-[.B77]" office:value-type="float" office:value="4065.48148793718" calcext:value-type="float">
            <text:p>4065,48148793718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table:formula="of:=([.F78]/[.$G$4])*([.F78]/[.$G$4])" office:value-type="float" office:value="11025" calcext:value-type="float">
            <text:p>1102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A79]/[.$B$4])*([.A79]/[.$B$4])*(1+LOG(1+[.A79]*[.$B$4]))" office:value-type="float" office:value="139728.48094877" calcext:value-type="float">
            <text:p>139728,48094877</text:p>
          </table:table-cell>
          <table:table-cell table:formula="of:=[.B79]-[.B78]" office:value-type="float" office:value="4131.83485387932" calcext:value-type="float">
            <text:p>4131,83485387932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table:formula="of:=([.F79]/[.$G$4])*([.F79]/[.$G$4])" office:value-type="float" office:value="12656.25" calcext:value-type="float">
            <text:p>12656,25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A80]/[.$B$4])*([.A80]/[.$B$4])*(1+LOG(1+[.A80]*[.$B$4]))" office:value-type="float" office:value="143926.802280695" calcext:value-type="float">
            <text:p>143926,802280695</text:p>
          </table:table-cell>
          <table:table-cell table:formula="of:=[.B80]-[.B79]" office:value-type="float" office:value="4198.32133192557" calcext:value-type="float">
            <text:p>4198,32133192557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formula="of:=([.F80]/[.$G$4])*([.F80]/[.$G$4])" office:value-type="float" office:value="14400" calcext:value-type="float">
            <text:p>1440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A81]/[.$B$4])*([.A81]/[.$B$4])*(1+LOG(1+[.A81]*[.$B$4]))" office:value-type="float" office:value="148191.741391984" calcext:value-type="float">
            <text:p>148191,741391984</text:p>
          </table:table-cell>
          <table:table-cell table:formula="of:=[.B81]-[.B80]" office:value-type="float" office:value="4264.93911128835" calcext:value-type="float">
            <text:p>4264,93911128835</text:p>
          </table:table-cell>
          <table:table-cell table:number-columns-repeated="2"/>
          <table:table-cell office:value-type="float" office:value="510" calcext:value-type="float">
            <text:p>510</text:p>
          </table:table-cell>
          <table:table-cell table:formula="of:=([.F81]/[.$G$4])*([.F81]/[.$G$4])" office:value-type="float" office:value="16256.25" calcext:value-type="float">
            <text:p>16256,25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A82]/[.$B$4])*([.A82]/[.$B$4])*(1+LOG(1+[.A82]*[.$B$4]))" office:value-type="float" office:value="152523.42782176" calcext:value-type="float">
            <text:p>152523,42782176</text:p>
          </table:table-cell>
          <table:table-cell table:formula="of:=[.B82]-[.B81]" office:value-type="float" office:value="4331.68642977663" calcext:value-type="float">
            <text:p>4331,68642977663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table:formula="of:=([.F82]/[.$G$4])*([.F82]/[.$G$4])" office:value-type="float" office:value="18225" calcext:value-type="float">
            <text:p>18225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A83]/[.$B$4])*([.A83]/[.$B$4])*(1+LOG(1+[.A83]*[.$B$4]))" office:value-type="float" office:value="156921.989393627" calcext:value-type="float">
            <text:p>156921,989393627</text:p>
          </table:table-cell>
          <table:table-cell table:formula="of:=[.B83]-[.B82]" office:value-type="float" office:value="4398.56157186645" calcext:value-type="float">
            <text:p>4398,56157186645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table:formula="of:=([.F83]/[.$G$4])*([.F83]/[.$G$4])" office:value-type="float" office:value="20306.25" calcext:value-type="float">
            <text:p>20306,25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A84]/[.$B$4])*([.A84]/[.$B$4])*(1+LOG(1+[.A84]*[.$B$4]))" office:value-type="float" office:value="161387.552260498" calcext:value-type="float">
            <text:p>161387,552260498</text:p>
          </table:table-cell>
          <table:table-cell table:formula="of:=[.B84]-[.B83]" office:value-type="float" office:value="4465.56286687154" calcext:value-type="float">
            <text:p>4465,5628668715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formula="of:=([.F84]/[.$G$4])*([.F84]/[.$G$4])" office:value-type="float" office:value="22500" calcext:value-type="float">
            <text:p>2250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A85]/[.$B$4])*([.A85]/[.$B$4])*(1+LOG(1+[.A85]*[.$B$4]))" office:value-type="float" office:value="165920.240947706" calcext:value-type="float">
            <text:p>165920,240947706</text:p>
          </table:table-cell>
          <table:table-cell table:formula="of:=[.B85]-[.B84]" office:value-type="float" office:value="4532.68868720828" calcext:value-type="float">
            <text:p>4532,68868720828</text:p>
          </table:table-cell>
          <table:table-cell table:number-columns-repeated="2"/>
          <table:table-cell office:value-type="float" office:value="630" calcext:value-type="float">
            <text:p>630</text:p>
          </table:table-cell>
          <table:table-cell table:formula="of:=([.F85]/[.$G$4])*([.F85]/[.$G$4])" office:value-type="float" office:value="24806.25" calcext:value-type="float">
            <text:p>24806,2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A86]/[.$B$4])*([.A86]/[.$B$4])*(1+LOG(1+[.A86]*[.$B$4]))" office:value-type="float" office:value="170520.178394456" calcext:value-type="float">
            <text:p>170520,178394456</text:p>
          </table:table-cell>
          <table:table-cell table:formula="of:=[.B86]-[.B85]" office:value-type="float" office:value="4599.93744674962" calcext:value-type="float">
            <text:p>4599,93744674962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table:formula="of:=([.F86]/[.$G$4])*([.F86]/[.$G$4])" office:value-type="float" office:value="27225" calcext:value-type="float">
            <text:p>27225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A87]/[.$B$4])*([.A87]/[.$B$4])*(1+LOG(1+[.A87]*[.$B$4]))" office:value-type="float" office:value="175187.485993717" calcext:value-type="float">
            <text:p>175187,485993717</text:p>
          </table:table-cell>
          <table:table-cell table:formula="of:=[.B87]-[.B86]" office:value-type="float" office:value="4667.30759926105" calcext:value-type="float">
            <text:p>4667,30759926105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 table:formula="of:=([.F87]/[.$G$4])*([.F87]/[.$G$4])" office:value-type="float" office:value="29756.25" calcext:value-type="float">
            <text:p>29756,25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A88]/[.$B$4])*([.A88]/[.$B$4])*(1+LOG(1+[.A88]*[.$B$4]))" office:value-type="float" office:value="179922.283630632" calcext:value-type="float">
            <text:p>179922,283630632</text:p>
          </table:table-cell>
          <table:table-cell table:formula="of:=[.B88]-[.B87]" office:value-type="float" office:value="4734.79763691491" calcext:value-type="float">
            <text:p>4734,79763691491</text:p>
          </table:table-cell>
          <table:table-cell table:number-columns-repeated="2"/>
          <table:table-cell office:value-type="float" office:value="720" calcext:value-type="float">
            <text:p>720</text:p>
          </table:table-cell>
          <table:table-cell table:formula="of:=([.F88]/[.$G$4])*([.F88]/[.$G$4])" office:value-type="float" office:value="32400" calcext:value-type="float">
            <text:p>3240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A89]/[.$B$4])*([.A89]/[.$B$4])*(1+LOG(1+[.A89]*[.$B$4]))" office:value-type="float" office:value="184724.689719508" calcext:value-type="float">
            <text:p>184724,689719508</text:p>
          </table:table-cell>
          <table:table-cell table:formula="of:=[.B89]-[.B88]" office:value-type="float" office:value="4802.40608887628" calcext:value-type="float">
            <text:p>4802,40608887628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formula="of:=([.F89]/[.$G$4])*([.F89]/[.$G$4])" office:value-type="float" office:value="35156.25" calcext:value-type="float">
            <text:p>35156,25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A90]/[.$B$4])*([.A90]/[.$B$4])*(1+LOG(1+[.A90]*[.$B$4]))" office:value-type="float" office:value="189594.821239468" calcext:value-type="float">
            <text:p>189594,821239468</text:p>
          </table:table-cell>
          <table:table-cell table:formula="of:=[.B90]-[.B89]" office:value-type="float" office:value="4870.13151995974" calcext:value-type="float">
            <text:p>4870,13151995974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table:formula="of:=([.F90]/[.$G$4])*([.F90]/[.$G$4])" office:value-type="float" office:value="38025" calcext:value-type="float">
            <text:p>38025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A91]/[.$B$4])*([.A91]/[.$B$4])*(1+LOG(1+[.A91]*[.$B$4]))" office:value-type="float" office:value="194532.793768816" calcext:value-type="float">
            <text:p>194532,793768816</text:p>
          </table:table-cell>
          <table:table-cell table:formula="of:=[.B91]-[.B90]" office:value-type="float" office:value="4937.97252934799" calcext:value-type="float">
            <text:p>4937,97252934799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table:formula="of:=([.F91]/[.$G$4])*([.F91]/[.$G$4])" office:value-type="float" office:value="41006.25" calcext:value-type="float">
            <text:p>41006,25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A92]/[.$B$4])*([.A92]/[.$B$4])*(1+LOG(1+[.A92]*[.$B$4]))" office:value-type="float" office:value="199538.721518188" calcext:value-type="float">
            <text:p>199538,721518188</text:p>
          </table:table-cell>
          <table:table-cell table:formula="of:=[.B92]-[.B91]" office:value-type="float" office:value="5005.92774937203" calcext:value-type="float">
            <text:p>5005,92774937203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table:formula="of:=([.F92]/[.$G$4])*([.F92]/[.$G$4])" office:value-type="float" office:value="44100" calcext:value-type="float">
            <text:p>4410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[.A93]/[.$B$4])*([.A93]/[.$B$4])*(1+LOG(1+[.A93]*[.$B$4]))" office:value-type="float" office:value="204612.717362537" calcext:value-type="float">
            <text:p>204612,717362537</text:p>
          </table:table-cell>
          <table:table-cell table:formula="of:=[.B93]-[.B92]" office:value-type="float" office:value="5073.99584434944" calcext:value-type="float">
            <text:p>5073,99584434944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table:formula="of:=([.F93]/[.$G$4])*([.F93]/[.$G$4])" office:value-type="float" office:value="47306.25" calcext:value-type="float">
            <text:p>47306,2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[.A94]/[.$B$4])*([.A94]/[.$B$4])*(1+LOG(1+[.A94]*[.$B$4]))" office:value-type="float" office:value="209754.892872012" calcext:value-type="float">
            <text:p>209754,892872012</text:p>
          </table:table-cell>
          <table:table-cell table:formula="of:=[.B94]-[.B93]" office:value-type="float" office:value="5142.17550947462" calcext:value-type="float">
            <text:p>5142,17550947462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table:formula="of:=([.F94]/[.$G$4])*([.F94]/[.$G$4])" office:value-type="float" office:value="50625" calcext:value-type="float">
            <text:p>50625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[.A95]/[.$B$4])*([.A95]/[.$B$4])*(1+LOG(1+[.A95]*[.$B$4]))" office:value-type="float" office:value="214965.358341772" calcext:value-type="float">
            <text:p>214965,358341772</text:p>
          </table:table-cell>
          <table:table-cell table:formula="of:=[.B95]-[.B94]" office:value-type="float" office:value="5210.46546976009" calcext:value-type="float">
            <text:p>5210,46546976009</text:p>
          </table:table-cell>
          <table:table-cell table:number-columns-repeated="2"/>
          <table:table-cell office:value-type="float" office:value="930" calcext:value-type="float">
            <text:p>930</text:p>
          </table:table-cell>
          <table:table-cell table:formula="of:=([.F95]/[.$G$4])*([.F95]/[.$G$4])" office:value-type="float" office:value="54056.25" calcext:value-type="float">
            <text:p>54056,25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[.A96]/[.$B$4])*([.A96]/[.$B$4])*(1+LOG(1+[.A96]*[.$B$4]))" office:value-type="float" office:value="220244.2228208" calcext:value-type="float">
            <text:p>220244,2228208</text:p>
          </table:table-cell>
          <table:table-cell table:formula="of:=[.B96]-[.B95]" office:value-type="float" office:value="5278.86447902751" calcext:value-type="float">
            <text:p>5278,86447902751</text:p>
          </table:table-cell>
          <table:table-cell table:number-columns-repeated="2"/>
          <table:table-cell office:value-type="float" office:value="960" calcext:value-type="float">
            <text:p>960</text:p>
          </table:table-cell>
          <table:table-cell table:formula="of:=([.F96]/[.$G$4])*([.F96]/[.$G$4])" office:value-type="float" office:value="57600" calcext:value-type="float">
            <text:p>5760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[.A97]/[.$B$4])*([.A97]/[.$B$4])*(1+LOG(1+[.A97]*[.$B$4]))" office:value-type="float" office:value="225591.594139741" calcext:value-type="float">
            <text:p>225591,594139741</text:p>
          </table:table-cell>
          <table:table-cell table:formula="of:=[.B97]-[.B96]" office:value-type="float" office:value="5347.37131894083" calcext:value-type="float">
            <text:p>5347,37131894083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table:formula="of:=([.F97]/[.$G$4])*([.F97]/[.$G$4])" office:value-type="float" office:value="61256.25" calcext:value-type="float">
            <text:p>61256,25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[.A98]/[.$B$4])*([.A98]/[.$B$4])*(1+LOG(1+[.A98]*[.$B$4]))" office:value-type="float" office:value="231007.578937825" calcext:value-type="float">
            <text:p>231007,578937825</text:p>
          </table:table-cell>
          <table:table-cell table:formula="of:=[.B98]-[.B97]" office:value-type="float" office:value="5415.9847980841" calcext:value-type="float">
            <text:p>5415,9847980841</text:p>
          </table:table-cell>
          <table:table-cell table:number-columns-repeated="2"/>
          <table:table-cell office:value-type="float" office:value="1020" calcext:value-type="float">
            <text:p>1020</text:p>
          </table:table-cell>
          <table:table-cell table:formula="of:=([.F98]/[.$G$4])*([.F98]/[.$G$4])" office:value-type="float" office:value="65025" calcext:value-type="float">
            <text:p>65025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[.A99]/[.$B$4])*([.A99]/[.$B$4])*(1+LOG(1+[.A99]*[.$B$4]))" office:value-type="float" office:value="236492.282688904" calcext:value-type="float">
            <text:p>236492,282688904</text:p>
          </table:table-cell>
          <table:table-cell table:formula="of:=[.B99]-[.B98]" office:value-type="float" office:value="5484.70375107959" calcext:value-type="float">
            <text:p>5484,70375107959</text:p>
          </table:table-cell>
          <table:table-cell table:number-columns-repeated="2"/>
          <table:table-cell office:value-type="float" office:value="1050" calcext:value-type="float">
            <text:p>1050</text:p>
          </table:table-cell>
          <table:table-cell table:formula="of:=([.F99]/[.$G$4])*([.F99]/[.$G$4])" office:value-type="float" office:value="68906.25" calcext:value-type="float">
            <text:p>68906,25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[.A100]/[.$B$4])*([.A100]/[.$B$4])*(1+LOG(1+[.A100]*[.$B$4]))" office:value-type="float" office:value="242045.809726647" calcext:value-type="float">
            <text:p>242045,809726647</text:p>
          </table:table-cell>
          <table:table-cell table:formula="of:=[.B100]-[.B99]" office:value-type="float" office:value="5553.52703774272" calcext:value-type="float">
            <text:p>5553,52703774272</text:p>
          </table:table-cell>
          <table:table-cell table:number-columns-repeated="2"/>
          <table:table-cell office:value-type="float" office:value="1080" calcext:value-type="float">
            <text:p>1080</text:p>
          </table:table-cell>
          <table:table-cell table:formula="of:=([.F100]/[.$G$4])*([.F100]/[.$G$4])" office:value-type="float" office:value="72900" calcext:value-type="float">
            <text:p>7290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[.A101]/[.$B$4])*([.A101]/[.$B$4])*(1+LOG(1+[.A101]*[.$B$4]))" office:value-type="float" office:value="247668.263268921" calcext:value-type="float">
            <text:p>247668,263268921</text:p>
          </table:table-cell>
          <table:table-cell table:formula="of:=[.B101]-[.B100]" office:value-type="float" office:value="5622.45354227442" calcext:value-type="float">
            <text:p>5622,45354227442</text:p>
          </table:table-cell>
          <table:table-cell table:number-columns-repeated="2"/>
          <table:table-cell office:value-type="float" office:value="1110" calcext:value-type="float">
            <text:p>1110</text:p>
          </table:table-cell>
          <table:table-cell table:formula="of:=([.F101]/[.$G$4])*([.F101]/[.$G$4])" office:value-type="float" office:value="77006.25" calcext:value-type="float">
            <text:p>77006,2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[.A102]/[.$B$4])*([.A102]/[.$B$4])*(1+LOG(1+[.A102]*[.$B$4]))" office:value-type="float" office:value="253359.745441409" calcext:value-type="float">
            <text:p>253359,745441409</text:p>
          </table:table-cell>
          <table:table-cell table:formula="of:=[.B102]-[.B101]" office:value-type="float" office:value="5691.48217248716" calcext:value-type="float">
            <text:p>5691,48217248716</text:p>
          </table:table-cell>
          <table:table-cell table:number-columns-repeated="2"/>
          <table:table-cell office:value-type="float" office:value="1140" calcext:value-type="float">
            <text:p>1140</text:p>
          </table:table-cell>
          <table:table-cell table:formula="of:=([.F102]/[.$G$4])*([.F102]/[.$G$4])" office:value-type="float" office:value="81225" calcext:value-type="float">
            <text:p>81225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[.A103]/[.$B$4])*([.A103]/[.$B$4])*(1+LOG(1+[.A103]*[.$B$4]))" office:value-type="float" office:value="259120.357300472" calcext:value-type="float">
            <text:p>259120,357300472</text:p>
          </table:table-cell>
          <table:table-cell table:formula="of:=[.B103]-[.B102]" office:value-type="float" office:value="5760.61185906341" calcext:value-type="float">
            <text:p>5760,61185906341</text:p>
          </table:table-cell>
          <table:table-cell table:number-columns-repeated="2"/>
          <table:table-cell office:value-type="float" office:value="1170" calcext:value-type="float">
            <text:p>1170</text:p>
          </table:table-cell>
          <table:table-cell table:formula="of:=([.F103]/[.$G$4])*([.F103]/[.$G$4])" office:value-type="float" office:value="85556.25" calcext:value-type="float">
            <text:p>85556,25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[.A104]/[.$B$4])*([.A104]/[.$B$4])*(1+LOG(1+[.A104]*[.$B$4]))" office:value-type="float" office:value="264950.198855316" calcext:value-type="float">
            <text:p>264950,198855316</text:p>
          </table:table-cell>
          <table:table-cell table:formula="of:=[.B104]-[.B103]" office:value-type="float" office:value="5829.84155484443" calcext:value-type="float">
            <text:p>5829,8415548444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table:formula="of:=([.F104]/[.$G$4])*([.F104]/[.$G$4])" office:value-type="float" office:value="90000" calcext:value-type="float">
            <text:p>9000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[.A105]/[.$B$4])*([.A105]/[.$B$4])*(1+LOG(1+[.A105]*[.$B$4]))" office:value-type="float" office:value="270849.369089466" calcext:value-type="float">
            <text:p>270849,369089466</text:p>
          </table:table-cell>
          <table:table-cell table:formula="of:=[.B105]-[.B104]" office:value-type="float" office:value="5899.17023414921" calcext:value-type="float">
            <text:p>5899,17023414921</text:p>
          </table:table-cell>
          <table:table-cell table:number-columns-repeated="2"/>
          <table:table-cell office:value-type="float" office:value="1230" calcext:value-type="float">
            <text:p>1230</text:p>
          </table:table-cell>
          <table:table-cell table:formula="of:=([.F105]/[.$G$4])*([.F105]/[.$G$4])" office:value-type="float" office:value="94556.25" calcext:value-type="float">
            <text:p>94556,25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A106]/[.$B$4])*([.A106]/[.$B$4])*(1+LOG(1+[.A106]*[.$B$4]))" office:value-type="float" office:value="276817.965981586" calcext:value-type="float">
            <text:p>276817,965981586</text:p>
          </table:table-cell>
          <table:table-cell table:formula="of:=[.B106]-[.B105]" office:value-type="float" office:value="5968.59689212032" calcext:value-type="float">
            <text:p>5968,59689212032</text:p>
          </table:table-cell>
          <table:table-cell table:number-columns-repeated="2"/>
          <table:table-cell office:value-type="float" office:value="1260" calcext:value-type="float">
            <text:p>1260</text:p>
          </table:table-cell>
          <table:table-cell table:formula="of:=([.F106]/[.$G$4])*([.F106]/[.$G$4])" office:value-type="float" office:value="99225" calcext:value-type="float">
            <text:p>9922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290" calcext:value-type="float">
            <text:p>1290</text:p>
          </table:table-cell>
          <table:table-cell table:formula="of:=([.F107]/[.$G$4])*([.F107]/[.$G$4])" office:value-type="float" office:value="104006.25" calcext:value-type="float">
            <text:p>104006,2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320" calcext:value-type="float">
            <text:p>1320</text:p>
          </table:table-cell>
          <table:table-cell table:formula="of:=([.F108]/[.$G$4])*([.F108]/[.$G$4])" office:value-type="float" office:value="108900" calcext:value-type="float">
            <text:p>1089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350" calcext:value-type="float">
            <text:p>1350</text:p>
          </table:table-cell>
          <table:table-cell table:formula="of:=([.F109]/[.$G$4])*([.F109]/[.$G$4])" office:value-type="float" office:value="113906.25" calcext:value-type="float">
            <text:p>113906,2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380" calcext:value-type="float">
            <text:p>1380</text:p>
          </table:table-cell>
          <table:table-cell table:formula="of:=([.F110]/[.$G$4])*([.F110]/[.$G$4])" office:value-type="float" office:value="119025" calcext:value-type="float">
            <text:p>11902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410" calcext:value-type="float">
            <text:p>1410</text:p>
          </table:table-cell>
          <table:table-cell table:formula="of:=([.F111]/[.$G$4])*([.F111]/[.$G$4])" office:value-type="float" office:value="124256.25" calcext:value-type="float">
            <text:p>124256,2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440" calcext:value-type="float">
            <text:p>1440</text:p>
          </table:table-cell>
          <table:table-cell table:formula="of:=([.F112]/[.$G$4])*([.F112]/[.$G$4])" office:value-type="float" office:value="129600" calcext:value-type="float">
            <text:p>1296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470" calcext:value-type="float">
            <text:p>1470</text:p>
          </table:table-cell>
          <table:table-cell table:formula="of:=([.F113]/[.$G$4])*([.F113]/[.$G$4])" office:value-type="float" office:value="135056.25" calcext:value-type="float">
            <text:p>135056,2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500" calcext:value-type="float">
            <text:p>1500</text:p>
          </table:table-cell>
          <table:table-cell table:formula="of:=([.F114]/[.$G$4])*([.F114]/[.$G$4])" office:value-type="float" office:value="140625" calcext:value-type="float">
            <text:p>14062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530" calcext:value-type="float">
            <text:p>1530</text:p>
          </table:table-cell>
          <table:table-cell table:formula="of:=([.F115]/[.$G$4])*([.F115]/[.$G$4])" office:value-type="float" office:value="146306.25" calcext:value-type="float">
            <text:p>146306,2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560" calcext:value-type="float">
            <text:p>1560</text:p>
          </table:table-cell>
          <table:table-cell table:formula="of:=([.F116]/[.$G$4])*([.F116]/[.$G$4])" office:value-type="float" office:value="152100" calcext:value-type="float">
            <text:p>1521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590" calcext:value-type="float">
            <text:p>1590</text:p>
          </table:table-cell>
          <table:table-cell table:formula="of:=([.F117]/[.$G$4])*([.F117]/[.$G$4])" office:value-type="float" office:value="158006.25" calcext:value-type="float">
            <text:p>158006,2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620" calcext:value-type="float">
            <text:p>1620</text:p>
          </table:table-cell>
          <table:table-cell table:formula="of:=([.F118]/[.$G$4])*([.F118]/[.$G$4])" office:value-type="float" office:value="164025" calcext:value-type="float">
            <text:p>16402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650" calcext:value-type="float">
            <text:p>1650</text:p>
          </table:table-cell>
          <table:table-cell table:formula="of:=([.F119]/[.$G$4])*([.F119]/[.$G$4])" office:value-type="float" office:value="170156.25" calcext:value-type="float">
            <text:p>170156,2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680" calcext:value-type="float">
            <text:p>1680</text:p>
          </table:table-cell>
          <table:table-cell table:formula="of:=([.F120]/[.$G$4])*([.F120]/[.$G$4])" office:value-type="float" office:value="176400" calcext:value-type="float">
            <text:p>1764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710" calcext:value-type="float">
            <text:p>1710</text:p>
          </table:table-cell>
          <table:table-cell table:formula="of:=([.F121]/[.$G$4])*([.F121]/[.$G$4])" office:value-type="float" office:value="182756.25" calcext:value-type="float">
            <text:p>182756,2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740" calcext:value-type="float">
            <text:p>1740</text:p>
          </table:table-cell>
          <table:table-cell table:formula="of:=([.F122]/[.$G$4])*([.F122]/[.$G$4])" office:value-type="float" office:value="189225" calcext:value-type="float">
            <text:p>18922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770" calcext:value-type="float">
            <text:p>1770</text:p>
          </table:table-cell>
          <table:table-cell table:formula="of:=([.F123]/[.$G$4])*([.F123]/[.$G$4])" office:value-type="float" office:value="195806.25" calcext:value-type="float">
            <text:p>195806,2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800" calcext:value-type="float">
            <text:p>1800</text:p>
          </table:table-cell>
          <table:table-cell table:formula="of:=([.F124]/[.$G$4])*([.F124]/[.$G$4])" office:value-type="float" office:value="202500" calcext:value-type="float">
            <text:p>2025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830" calcext:value-type="float">
            <text:p>1830</text:p>
          </table:table-cell>
          <table:table-cell table:formula="of:=([.F125]/[.$G$4])*([.F125]/[.$G$4])" office:value-type="float" office:value="209306.25" calcext:value-type="float">
            <text:p>209306,2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860" calcext:value-type="float">
            <text:p>1860</text:p>
          </table:table-cell>
          <table:table-cell table:formula="of:=([.F126]/[.$G$4])*([.F126]/[.$G$4])" office:value-type="float" office:value="216225" calcext:value-type="float">
            <text:p>216225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([.F127]/[.$G$4])*([.F127]/[.$G$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([.F128]/[.$G$4])*([.F128]/[.$G$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([.F129]/[.$G$4])*([.F129]/[.$G$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([.F130]/[.$G$4])*([.F130]/[.$G$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([.F131]/[.$G$4])*([.F131]/[.$G$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([.F132]/[.$G$4])*([.F132]/[.$G$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([.F133]/[.$G$4])*([.F133]/[.$G$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([.F134]/[.$G$4])*([.F134]/[.$G$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([.F135]/[.$G$4])*([.F135]/[.$G$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([.F136]/[.$G$4])*([.F136]/[.$G$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([.F137]/[.$G$4])*([.F137]/[.$G$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([.F138]/[.$G$4])*([.F138]/[.$G$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([.F139]/[.$G$4])*([.F139]/[.$G$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([.F140]/[.$G$4])*([.F140]/[.$G$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([.F141]/[.$G$4])*([.F141]/[.$G$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([.F142]/[.$G$4])*([.F142]/[.$G$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([.F143]/[.$G$4])*([.F143]/[.$G$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([.F144]/[.$G$4])*([.F144]/[.$G$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([.F145]/[.$G$4])*([.F145]/[.$G$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([.F146]/[.$G$4])*([.F146]/[.$G$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([.F147]/[.$G$4])*([.F147]/[.$G$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([.F148]/[.$G$4])*([.F148]/[.$G$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([.F149]/[.$G$4])*([.F149]/[.$G$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([.F150]/[.$G$4])*([.F150]/[.$G$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([.F151]/[.$G$4])*([.F151]/[.$G$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([.F152]/[.$G$4])*([.F152]/[.$G$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([.F153]/[.$G$4])*([.F153]/[.$G$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([.F154]/[.$G$4])*([.F154]/[.$G$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([.F155]/[.$G$4])*([.F155]/[.$G$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([.F156]/[.$G$4])*([.F156]/[.$G$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([.F157]/[.$G$4])*([.F157]/[.$G$4])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  <table:database-ranges>
        <table:database-range table:name="achatEsapce" table:target-range-address="Feuille1.I7:Feuille1.J37" table:on-update-keep-styles="true" table:on-update-keep-size="false"/>
        <table:database-range table:name="levels" table:target-range-address="Feuille1.A6:Feuille1.B106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9:16:52.647241687</meta:creation-date>
    <dc:date>2024-02-03T15:14:30.909898878</dc:date>
    <meta:editing-duration>PT21H6M3S</meta:editing-duration>
    <meta:editing-cycles>5</meta:editing-cycles>
    <meta:generator>LibreOffice/7.3.7.2$Linux_X86_64 LibreOffice_project/30$Build-2</meta:generator>
    <meta:document-statistic meta:table-count="1" meta:cell-count="65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1cm" svg:y="4.193cm" style:legend-expansion="high" chart:style-name="ch2"/>
        <chart:plot-area chart:style-name="ch3" table:cell-range-address="Feuille1.A6:Feuille1.B106" chart:data-source-has-labels="column" svg:x="0.32cm" svg:y="0.18cm" svg:width="12.371cm" svg:height="8.64cm">
          <chart:coordinate-region svg:x="1.732cm" svg:y="0.387cm" svg:width="10.959cm" svg:height="7.292cm"/>
          <chart:axis chart:dimension="x" chart:name="primary-x" chart:style-name="ch4" chartooo:axis-type="auto">
            <chartooo:date-scale/>
            <chart:categories table:cell-range-address="Feuille1.A6:Feuille1.A10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6:Feuille1.B106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Level</text:p>
                <draw:g>
                  <svg:desc>Feuille1.A6:Feuille1.A106</svg:desc>
                </draw:g>
              </table:table-cell>
              <table:table-cell office:value-type="float" office:value="NaN">
                <text:p>NaN</text:p>
                <draw:g>
                  <svg:desc>Feuille1.B6:Feuille1.B10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.3771483589649">
                <text:p>12.377148358964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3.5164436735967">
                <text:p>53.51644367359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7.875360095283">
                <text:p>127.8753600952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8.652921035059">
                <text:p>238.6529210350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8.316669075566">
                <text:p>388.31666907556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78.863212536888">
                <text:p>578.8632125368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11.963588865326">
                <text:p>811.9635888653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89.05167434116">
                <text:p>1089.0516743411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11.3815516603">
                <text:p>1411.38155166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80.06665703107">
                <text:p>1780.0666570310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196.10759027922">
                <text:p>2196.107590279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660.41253069052">
                <text:p>2660.412530690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173.81263916465">
                <text:p>3173.8126391646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737.07394836023">
                <text:p>3737.0739483602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350.90672373561">
                <text:p>4350.9067237356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015.97295946791">
                <text:p>5015.9729594679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732.89247020124">
                <text:p>5732.8924702012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502.24790634199">
                <text:p>6502.247906341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324.58893083332">
                <text:p>7324.588930833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200.4357333967">
                <text:p>8200.435733396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130.28201459023">
                <text:p>9130.2820145902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0114.59754071">
                <text:p>10114.5975407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153.830347696">
                <text:p>11153.83034769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2248.4086552558">
                <text:p>12248.408655255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3398.7425396826">
                <text:p>13398.742539682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4605.2254041502">
                <text:p>14605.22540415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5868.2352778009">
                <text:p>15868.235277800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7188.1359691352">
                <text:p>17188.135969135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8565.2780946435">
                <text:p>18565.27809464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1492.6285882408">
                <text:p>21492.628588240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3043.4800670125">
                <text:p>23043.480067012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4652.8606250815">
                <text:p>24652.860625081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6321.0670467414">
                <text:p>26321.067046741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8048.3872714797">
                <text:p>28048.387271479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9835.1009052082">
                <text:p>29835.100905208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1681.4796884802">
                <text:p>31681.479688480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3587.7879263807">
                <text:p>33587.787926380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5554.2828841557">
                <text:p>35554.28288415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7581.2151521215">
                <text:p>37581.215152121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9668.8289829519">
                <text:p>39668.828982951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1817.3626040563">
                <text:p>41817.362604056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4027.0485074425">
                <text:p>44027.048507442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6298.1137191733">
                <text:p>46298.113719173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8630.7800502869">
                <text:p>48630.780050286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1025.2643308414">
                <text:p>51025.264330841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3481.7786285624">
                <text:p>53481.778628562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56000.5304534134">
                <text:p>56000.530453413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8581.722949273">
                <text:p>58581.72294927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1225.5550737757">
                <text:p>61225.555073775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63932.2217672744">
                <text:p>63932.221767274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6701.9141117812">
                <text:p>66701.914111781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69534.8194806646">
                <text:p>69534.819480664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72431.1216798046">
                <text:p>72431.121679804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75391.0010808449">
                <text:p>75391.001080844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78414.6347471188">
                <text:p>78414.634747118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81502.1965527776">
                <text:p>81502.196552777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84653.8572956009">
                <text:p>84653.857295600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87869.7848039284">
                <text:p>87869.78480392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1150.1440381132">
                <text:p>91150.144038113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94495.0971868659">
                <text:p>94495.097186865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97904.8037588255">
                <text:p>97904.803758825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01379.420669668">
                <text:p>101379.42066966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04919.102325037">
                <text:p>104919.10232503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08524.000699562">
                <text:p>108524.00069956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12194.265412198">
                <text:p>112194.26541219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15930.043798126">
                <text:p>115930.04379812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19731.480977407">
                <text:p>119731.48097740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23598.719920587">
                <text:p>123598.71992058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7531.901511431">
                <text:p>127531.90151143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31531.164606953">
                <text:p>131531.16460695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35596.64609489">
                <text:p>135596.6460948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39728.48094877">
                <text:p>139728.4809487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43926.802280695">
                <text:p>143926.80228069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48191.741391984">
                <text:p>148191.74139198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52523.42782176">
                <text:p>152523.4278217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56921.989393627">
                <text:p>156921.98939362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61387.552260498">
                <text:p>161387.55226049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65920.240947706">
                <text:p>165920.24094770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70520.178394456">
                <text:p>170520.17839445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75187.485993717">
                <text:p>175187.48599371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79922.283630632">
                <text:p>179922.28363063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84724.689719508">
                <text:p>184724.68971950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89594.821239468">
                <text:p>189594.82123946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94532.793768816">
                <text:p>194532.79376881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99538.721518188">
                <text:p>199538.72151818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04612.717362537">
                <text:p>204612.71736253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09754.892872012">
                <text:p>209754.89287201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14965.358341772">
                <text:p>214965.3583417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0244.2228208">
                <text:p>220244.222820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25591.594139741">
                <text:p>225591.59413974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31007.578937825">
                <text:p>231007.57893782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36492.282688904">
                <text:p>236492.28268890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42045.809726647">
                <text:p>242045.80972664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47668.263268921">
                <text:p>247668.26326892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53359.745441409">
                <text:p>253359.74544140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59120.357300472">
                <text:p>259120.35730047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64950.198855316">
                <text:p>264950.19885531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70849.369089466">
                <text:p>270849.3690894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76817.965981586">
                <text:p>276817.9659815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27cm" svg:y="4.193cm" style:legend-expansion="high" chart:style-name="ch2"/>
        <chart:plot-area chart:style-name="ch3" table:cell-range-address="Feuille1.I6:Feuille1.J37" chart:data-source-has-labels="both" svg:x="0.32cm" svg:y="0.18cm" svg:width="13.387cm" svg:height="8.64cm">
          <chart:coordinate-region svg:x="1.732cm" svg:y="0.387cm" svg:width="11.78cm" svg:height="7.771cm"/>
          <chart:axis chart:dimension="x" chart:name="primary-x" chart:style-name="ch4" chartooo:axis-type="auto">
            <chartooo:date-scale/>
            <chart:categories table:cell-range-address="Feuille1.I7:Feuille1.I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J7:Feuille1.J37" chart:label-cell-address="Feuille1.J6:Feuille1.J6" chart:class="chart:line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x</text:p>
                <draw:g>
                  <svg:desc>Feuille1.J6:Feuille1.J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I7:Feuille1.I37</svg:desc>
                </draw:g>
              </table:table-cell>
              <table:table-cell office:value-type="float" office:value="0">
                <text:p>0</text:p>
                <draw:g>
                  <svg:desc>Feuille1.J7:Feuille1.J3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950">
                <text:p>795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800">
                <text:p>108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750">
                <text:p>1375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800">
                <text:p>168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9950">
                <text:p>1995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3200">
                <text:p>232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6550">
                <text:p>2655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3550">
                <text:p>3355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7200">
                <text:p>372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0950">
                <text:p>4095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4800">
                <text:p>448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8750">
                <text:p>4875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2800">
                <text:p>5280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6950">
                <text:p>5695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1200">
                <text:p>6120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5550">
                <text:p>655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000">
                <text:p>7000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74550">
                <text:p>7455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3950">
                <text:p>8395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8800">
                <text:p>8880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3750">
                <text:p>9375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98800">
                <text:p>9880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03950">
                <text:p>10395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09200">
                <text:p>10920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14550">
                <text:p>1145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0000">
                <text:p>12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